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1.96pt"/>
    </style:style>
    <style:style style:name="co3" style:family="table-column">
      <style:table-column-properties fo:break-before="auto" style:column-width="191.2pt"/>
    </style:style>
    <style:style style:name="co4" style:family="table-column">
      <style:table-column-properties fo:break-before="auto" style:column-width="204.89pt"/>
    </style:style>
    <style:style style:name="co5" style:family="table-column">
      <style:table-column-properties fo:break-before="auto" style:column-width="224.39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72.14pt"/>
    </style:style>
    <style:style style:name="co9" style:family="table-column">
      <style:table-column-properties fo:break-before="auto" style:column-width="119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147.2pt"/>
    </style:style>
    <style:style style:name="co12" style:family="table-column">
      <style:table-column-properties fo:break-before="auto" style:column-width="136.35pt"/>
    </style:style>
    <style:style style:name="co13" style:family="table-column">
      <style:table-column-properties fo:break-before="auto" style:column-width="44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5.5pt"/>
    </style:style>
    <style:style style:name="co16" style:family="table-column">
      <style:table-column-properties fo:break-before="auto" style:column-width="92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3" style:family="table-cell" style:parent-style-name="Default" style:data-style-name="N1">
      <style:table-cell-properties fo:background-color="#c4d79b"/>
    </style:style>
    <style:style style:name="ce2" style:family="table-cell" style:parent-style-name="Default" style:data-style-name="N0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" table:number-columns-repeated="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m_kein_kind_freib</text:p>
          </table:table-cell>
          <table:table-cell office:value-type="string" calcext:value-type="string">
            <text:p>_zu_versteuerndes_eink_abgelt_st_m_kind_freib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<text:span text:style-name="T1">brutto_eink_5</text:span>_tu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jahr</text:p>
          </table:table-cell>
          <table:table-cell/>
          <table:table-cell office:value-type="string" calcext:value-type="string">
            <text:p>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ein_kind_freib</text:p>
          </table:table-cell>
          <table:table-cell office:value-type="string" calcext:value-type="string">
            <text:p><text:span text:style-name="T1">_st_abgelt_st_m_</text:span>kind_freib_tu</text:p>
          </table:table-cell>
          <table:table-cell table:style-name="ce2" office:value-type="string" calcext:value-type="string">
            <text:p>abgelt_st_m</text:p>
          </table:table-cell>
          <table:table-cell table:style-name="ce2" office:value-type="string" calcext:value-type="string">
            <text:p>abgelt_st_m_tu</text:p>
          </table:table-cell>
          <table:table-cell table:style-name="ce2" office:value-type="string" calcext:value-type="string">
            <text:p>soli_st_m_tu</text:p>
          </table:table-cell>
          <table:table-cell table:style-name="ce2" office:value-type="string" calcext:value-type="string">
            <text:p>soli_st_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table:formula="of:=MAX(([.I2]-801)*0.25;0)" office:value-type="float" office:value="0" calcext:value-type="float">
            <text:p>0</text:p>
          </table:table-cell>
          <table:table-cell table:style-name="ce2" table:formula="of:=[.R2]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MIN(0.055*([.O2]);MAX(0.2*([.O2]);972))/12 + (0.055*[.S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V2])*([.F2]&lt;[.$W2])*(939.68*([.F2]-[.$V2])/10000+1400)*([.F2]-[.$V2])/10000+([.F2]&gt;[.$W2])*([.F2]&lt;[.$X2])*((228.74*([.F2]-[.$W2])/10000+2397)*([.F2]-[.$W2])/10000+1007)+([.F2]&gt;[.$X2])*([.F2]&lt;[.$Y2])*(0.42*[.F2]-8064)+([.F2]&gt;[.$Y2])*(0.45*[.F2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office:value-type="float" office:value="0" calcext:value-type="float">
            <text:p>0</text:p>
          </table:table-cell>
          <table:table-cell table:style-name="ce3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office:value-type="float" office:value="0" calcext:value-type="float">
            <text:p>0</text:p>
          </table:table-cell>
          <table:table-cell table:style-name="ce3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office:value-type="float" office:value="0" calcext:value-type="float">
            <text:p>0</text:p>
          </table:table-cell>
          <table:table-cell table:style-name="ce3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3]/12" office:value-type="float" office:value="0.226875" calcext:value-type="float">
            <text:p>0.23</text:p>
          </table:table-cell>
          <table:table-cell table:style-name="ce4" table:formula="of:=[.T3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V3])*([.F3]&lt;[.$W3])*(939.68*([.F3]-[.$V3])/10000+1400)*([.F3]-[.$V3])/10000+([.F3]&gt;[.$W3])*([.F3]&lt;[.$X3])*((228.74*([.F3]-[.$W3])/10000+2397)*([.F3]-[.$W3])/10000+1007)+([.F3]&gt;[.$X3])*([.F3]&lt;[.$Y3])*(0.42*[.F3]-8064)+([.F3]&gt;[.$Y3])*(0.45*[.F3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office:value-type="float" office:value="0" calcext:value-type="float">
            <text:p>0</text:p>
          </table:table-cell>
          <table:table-cell table:style-name="ce3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office:value-type="float" office:value="0" calcext:value-type="float">
            <text:p>0</text:p>
          </table:table-cell>
          <table:table-cell table:style-name="ce3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office:value-type="float" office:value="0" calcext:value-type="float">
            <text:p>0</text:p>
          </table:table-cell>
          <table:table-cell table:style-name="ce3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4]/12" office:value-type="float" office:value="0.226875" calcext:value-type="float">
            <text:p>0.23</text:p>
          </table:table-cell>
          <table:table-cell table:style-name="ce4" table:formula="of:=[.T4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V4])*([.F4]&lt;[.$W4])*(939.68*([.F4]-[.$V4])/10000+1400)*([.F4]-[.$V4])/10000+([.F4]&gt;[.$W4])*([.F4]&lt;[.$X4])*((228.74*([.F4]-[.$W4])/10000+2397)*([.F4]-[.$W4])/10000+1007)+([.F4]&gt;[.$X4])*([.F4]&lt;[.$Y4])*(0.42*[.F4]-8064)+([.F4]&gt;[.$Y4])*(0.45*[.F4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office:value-type="float" office:value="0" calcext:value-type="float">
            <text:p>0</text:p>
          </table:table-cell>
          <table:table-cell table:style-name="ce3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office:value-type="float" office:value="0" calcext:value-type="float">
            <text:p>0</text:p>
          </table:table-cell>
          <table:table-cell table:style-name="ce3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office:value-type="float" office:value="0" calcext:value-type="float">
            <text:p>0</text:p>
          </table:table-cell>
          <table:table-cell table:style-name="ce3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office:value-type="float" office:value="0" calcext:value-type="float">
            <text:p>0</text:p>
          </table:table-cell>
          <table:table-cell table:style-name="ce2" table:formula="of:=MAX(([.I5]-801)*0.25;0)" office:value-type="float" office:value="0" calcext:value-type="float">
            <text:p>0</text:p>
          </table:table-cell>
          <table:table-cell table:style-name="ce2" table:formula="of:=[.R5]" office:value-type="float" office:value="0" calcext:value-type="float">
            <text:p>0</text:p>
          </table:table-cell>
          <table:table-cell table:style-name="ce4" table:formula="of:=[.U5]" office:value-type="float" office:value="0" calcext:value-type="float">
            <text:p>0.00</text:p>
          </table:table-cell>
          <table:table-cell table:style-name="ce4" table:formula="of:=MIN(0.055*([.O5]);MAX(0.2*([.O5]);972))/12 + (0.055*[.S5]/12)" office:value-type="float" office:value="0" calcext:value-type="float">
            <text:p>0.00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V5])*([.F5]&lt;[.$W5])*(939.68*([.F5]-[.$V5])/10000+1400)*([.F5]-[.$V5])/10000+([.F5]&gt;[.$W5])*([.F5]&lt;[.$X5])*((228.74*([.F5]-[.$W5])/10000+2397)*([.F5]-[.$W5])/10000+1007)+([.F5]&gt;[.$X5])*([.F5]&lt;[.$Y5])*(0.42*[.F5]-8064)+([.F5]&gt;[.$Y5])*(0.45*[.F5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V6])*([.E6]&lt;[.W6])*(912.17*([.E6]-[.V6])/10000+1400)*([.E6]-[.V6])/10000+([.E6]&gt;[.W6])*([.E6]&lt;[.X6])*((228.74*([.E6]-[.W6])/10000+2397)*([.E6]-[.W6])/10000+1038)+([.E6]&gt;[.X6])*([.E6]&lt;[.Y6])*(0.42*[.E6]-8172)+([.E6]&gt;[.Y6])*(0.45*[.E6]-15694))" office:value-type="float" office:value="2700" calcext:value-type="float">
            <text:p>2700</text:p>
          </table:table-cell>
          <table:table-cell table:style-name="ce3" table:formula="of:=INT(([.F6]&gt;[.V6])*([.F6]&lt;[.W6])*(912.17*([.F6]-[.V6])/10000+1400)*([.F6]-[.V6])/10000+([.F6]&gt;[.W6])*([.F6]&lt;[.X6])*((228.74*([.F6]-[.W6])/10000+2397)*([.F6]-[.W6])/10000+1038)+([.F6]&gt;[.X6])*([.F6]&lt;[.Y6])*(0.42*[.F6]-8172)+([.F6]&gt;[.Y6])*(0.45*[.F6]-15694))" office:value-type="float" office:value="2700" calcext:value-type="float">
            <text:p>2700</text:p>
          </table:table-cell>
          <table:table-cell table:style-name="ce3" table:formula="of:=INT(([.G6]&gt;[.V6])*([.G6]&lt;[.W6])*(912.17*([.G6]-[.V6])/10000+1400)*([.G6]-[.V6])/10000+([.G6]&gt;[.W6])*([.G6]&lt;[.X6])*((228.74*([.G6]-[.W6])/10000+2397)*([.G6]-[.W6])/10000+1038)+([.G6]&gt;[.X6])*([.G6]&lt;[.Y6])*(0.42*[.G6]-8172)+([.G6]&gt;[.Y6])*(0.45*[.G6]-15694))" office:value-type="float" office:value="2972" calcext:value-type="float">
            <text:p>2972</text:p>
          </table:table-cell>
          <table:table-cell table:style-name="ce3" table:formula="of:=INT(([.H6]&gt;[.V6])*([.H6]&lt;[.W6])*(912.17*([.H6]-[.V6])/10000+1400)*([.H6]-[.V6])/10000+([.H6]&gt;[.W6])*([.H6]&lt;[.X6])*((228.74*([.H6]-[.W6])/10000+2397)*([.H6]-[.W6])/10000+1038)+([.H6]&gt;[.X6])*([.H6]&lt;[.Y6])*(0.42*[.H6]-8172)+([.H6]&gt;[.Y6])*(0.45*[.H6]-15694))" office:value-type="float" office:value="2972" calcext:value-type="float">
            <text:p>2972</text:p>
          </table:table-cell>
          <table:table-cell table:style-name="ce2" table:formula="of:=MAX(([.I6]-801)*0.25;0)" office:value-type="float" office:value="49.75" calcext:value-type="float">
            <text:p>49.75</text:p>
          </table:table-cell>
          <table:table-cell table:style-name="ce2" table:formula="of:=[.R6]" office:value-type="float" office:value="49.75" calcext:value-type="float">
            <text:p>49.75</text:p>
          </table:table-cell>
          <table:table-cell table:style-name="ce4" table:formula="of:=[.U6]" office:value-type="float" office:value="12.6030208333333" calcext:value-type="float">
            <text:p>12.60</text:p>
          </table:table-cell>
          <table:table-cell table:style-name="ce4" table:formula="of:=MIN(0.055*([.O6]);MAX(0.2*[.O6];972))/12 + (0.055*[.S6]/12)" office:value-type="float" office:value="12.6030208333333" calcext:value-type="float">
            <text:p>12.60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V6])*([.F6]&lt;[.$W6])*(939.68*([.F6]-[.$V6])/10000+1400)*([.F6]-[.$V6])/10000+([.F6]&gt;[.$W6])*([.F6]&lt;[.$X6])*((228.74*([.F6]-[.$W6])/10000+2397)*([.F6]-[.$W6])/10000+1007)+([.F6]&gt;[.$X6])*([.F6]&lt;[.$Y6])*(0.42*[.F6]-8064)+([.F6]&gt;[.$Y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V$7])*([.E7]&lt;[.$W$7])*(939.68*([.E7]-[.$V$7])/10000+1400)*([.E7]-[.$V$7])/10000+([.E7]&gt;[.$W$7])*([.E7]&lt;[.$X$7])*((228.74*([.E7]-[.$W$7])/10000+2397)*([.E7]-[.$W$7])/10000+1007)+([.E7]&gt;[.$X$7])*([.E7]&lt;[.$Y$7])*(0.42*[.E7]-8064)+([.E7]&gt;[.$Y$7])*(0.45*[.E7]-15576))" office:value-type="float" office:value="12950" calcext:value-type="float">
            <text:p>12950</text:p>
          </table:table-cell>
          <table:table-cell table:style-name="ce3" table:formula="of:=INT(([.F7]&gt;[.$V$7])*([.F7]&lt;[.$W$7])*(939.68*([.F7]-[.$V$7])/10000+1400)*([.F7]-[.$V$7])/10000+([.F7]&gt;[.$W$7])*([.F7]&lt;[.$X$7])*((228.74*([.F7]-[.$W$7])/10000+2397)*([.F7]-[.$W$7])/10000+1007)+([.F7]&gt;[.$X$7])*([.F7]&lt;[.$Y$7])*(0.42*[.F7]-8064)+([.F7]&gt;[.$Y$7])*(0.45*[.F7]-15576))" office:value-type="float" office:value="9830" calcext:value-type="float">
            <text:p>9830</text:p>
          </table:table-cell>
          <table:table-cell table:style-name="ce3" table:formula="of:=INT(([.G7]&gt;[.$V$7])*([.G7]&lt;[.$W$7])*(939.68*([.G7]-[.$V$7])/10000+1400)*([.G7]-[.$V$7])/10000+([.G7]&gt;[.$W$7])*([.G7]&lt;[.$X$7])*((228.74*([.G7]-[.$W$7])/10000+2397)*([.G7]-[.$W$7])/10000+1007)+([.G7]&gt;[.$X$7])*([.G7]&lt;[.$Y$7])*(0.42*[.G7]-8064)+([.G7]&gt;[.$Y$7])*(0.45*[.G7]-15576))" office:value-type="float" office:value="13985" calcext:value-type="float">
            <text:p>13985</text:p>
          </table:table-cell>
          <table:table-cell table:style-name="ce3" table:formula="of:=INT(([.H7]&gt;[.$V$7])*([.H7]&lt;[.$W$7])*(939.68*([.H7]-[.$V$7])/10000+1400)*([.H7]-[.$V$7])/10000+([.H7]&gt;[.$W$7])*([.H7]&lt;[.$X$7])*((228.74*([.H7]-[.$W$7])/10000+2397)*([.H7]-[.$W$7])/10000+1007)+([.H7]&gt;[.$X$7])*([.H7]&lt;[.$Y$7])*(0.42*[.H7]-8064)+([.H7]&gt;[.$Y$7])*(0.45*[.H7]-15576))" office:value-type="float" office:value="10773" calcext:value-type="float">
            <text:p>10773</text:p>
          </table:table-cell>
          <table:table-cell table:style-name="ce2" table:formula="of:=MAX(([.I7]-801)*0.25;0)" office:value-type="float" office:value="424.75" calcext:value-type="float">
            <text:p>424.75</text:p>
          </table:table-cell>
          <table:table-cell table:style-name="ce2" table:formula="of:=[.R7]" office:value-type="float" office:value="424.75" calcext:value-type="float">
            <text:p>424.75</text:p>
          </table:table-cell>
          <table:table-cell table:style-name="ce4" table:formula="of:=[.U7]" office:value-type="float" office:value="47.0009375" calcext:value-type="float">
            <text:p>47.00</text:p>
          </table:table-cell>
          <table:table-cell table:style-name="ce4" table:formula="of:=MIN(0.055*([.O7]);MAX(0.2*[.O7];972))/12 + (0.055*[.S7]/12)" office:value-type="float" office:value="47.0009375" calcext:value-type="float">
            <text:p>47.00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V7])*([.F7]&lt;[.$W7])*(939.68*([.F7]-[.$V7])/10000+1400)*([.F7]-[.$V7])/10000+([.F7]&gt;[.$W7])*([.F7]&lt;[.$X7])*((228.74*([.F7]-[.$W7])/10000+2397)*([.F7]-[.$W7])/10000+1007)+([.F7]&gt;[.$X7])*([.F7]&lt;[.$Y7])*(0.42*[.F7]-8064)+([.F7]&gt;[.$Y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table:formula="of:=MAX(([.I8]-801)*0.25;0)" office:value-type="float" office:value="0" calcext:value-type="float">
            <text:p>0</text:p>
          </table:table-cell>
          <table:table-cell table:style-name="ce2" table:formula="of:=[.R8]" office:value-type="float" office:value="0" calcext:value-type="float">
            <text:p>0</text:p>
          </table:table-cell>
          <table:table-cell table:style-name="ce4" table:formula="of:=[.U8]" office:value-type="float" office:value="306.9825" calcext:value-type="float">
            <text:p>306.98</text:p>
          </table:table-cell>
          <table:table-cell table:style-name="ce4" table:formula="of:=MIN(0.055*([.O8]);MAX(0.2*[.O8];972))/12 + (0.055*[.S8]/12)" office:value-type="float" office:value="306.9825" calcext:value-type="float">
            <text:p>306.98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6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7:14.61818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3T17:57:18.258969268</dc:date>
    <meta:editing-duration>PT27M6S</meta:editing-duration>
    <meta:editing-cycles>14</meta:editing-cycles>
    <meta:document-statistic meta:table-count="1" meta:cell-count="200" meta:object-count="0"/>
  </office:meta>
</office:document-meta>
</file>